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 style:list-style-name="L1">
      <style:text-properties style:font-name="Arial" fo:font-size="16pt" style:font-size-asian="16pt" style:font-size-complex="16p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style:font-name="Arial1" fo:font-size="14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56690958068479563" text:style-name="L1">
        <text:list-item>
          <text:p text:style-name="P17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7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10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1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1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9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>@@@</text:p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/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1334623480905716628" text:style-name="L2">
        <text:list-item>
          <text:p text:style-name="P23">time label ==&gt; paste</text:p>
        </text:list-item>
        <text:list-item>
          <text:p text:style-name="P23"><text:soft-page-break/>“@@@” ==&gt; move to → at the bottom of the doc area</text:p>
        </text:list-item>
        <text:list-item>
          <text:p text:style-name="P23">DUP : template</text:p>
        </text:list-item>
        <text:list-item>
          <text:p text:style-name="P23">close</text:p>
          <text:list>
            <text:list-item>
              <text:p text:style-name="P23">web pages</text:p>
            </text:list-item>
            <text:list-item>
              <text:p text:style-name="P23">sheet file</text:p>
            </text:list-item>
            <text:list-item>
              <text:p text:style-name="P23">folders (if any)</text:p>
            </text:list-item>
            <text:list-item>
              <text:p text:style-name="P23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8T11:37:23.05</dc:date>
    <dc:creator>iwabuchi ken</dc:creator>
    <meta:editing-duration>P1DT15H46M1S</meta:editing-duration>
    <meta:editing-cycles>124</meta:editing-cycles>
    <meta:generator>OpenOffice/4.1.3$Win32 OpenOffice.org_project/413m1$Build-9783</meta:generator>
    <meta:document-statistic meta:table-count="39" meta:image-count="0" meta:object-count="0" meta:page-count="18" meta:paragraph-count="380" meta:word-count="1726" meta:character-count="10486"/>
  </office:meta>
</office:document-meta>
</file>